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2.75cm" fo:min-width="4cm"/>
    </style:style>
    <style:style style:name="gr2" style:family="graphic" style:parent-style-name="standard">
      <style:graphic-properties draw:stroke="none" draw:fill-color="#004586" draw:textarea-horizontal-align="justify" draw:textarea-vertical-align="middle" draw:auto-grow-height="false" fo:min-height="2.75cm" fo:min-width="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" fo:font-size="22pt" style:font-size-asian="22pt" style:font-size-complex="22pt"/>
    </style:style>
    <style:style style:name="T1" style:family="text">
      <style:text-properties style:font-name="FuturaExtende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cm" svg:height="3cm" svg:x="4.3cm" svg:y="11cm">
          <text:p text:style-name="P1"><text:span text:style-name="T1">Buffer nieuw</text:span></text:p>
          <text:p text:style-name="P1"><text:span text:style-name="T1">frame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5cm" svg:height="3cm" svg:x="10.3cm" svg:y="11cm">
          <text:p text:style-name="P1"><text:span text:style-name="T1">Detecteer</text:span></text:p>
          <text:p text:style-name="P1"><text:span text:style-name="T1">featu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.5cm" svg:height="3cm" svg:x="16.3cm" svg:y="11cm">
          <text:p text:style-name="P1"><text:span text:style-name="T1">Lucas-</text:span></text:p>
          <text:p text:style-name="P1"><text:span text:style-name="T1">Kanade</text:span></text:p>
          <text:p text:style-name="P1"><text:span text:style-name="T1">optical fl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4.5cm" svg:height="3cm" svg:x="22.3cm" svg:y="11cm">
          <text:p text:style-name="P1"><text:span text:style-name="T1">Bereken</text:span></text:p>
          <text:p text:style-name="P1"><text:span text:style-name="T1">gemiddelde</text:span></text:p>
          <text:p text:style-name="P1"><text:span text:style-name="T1">fl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4.5cm" svg:height="3cm" svg:x="28.3cm" svg:y="11cm">
          <text:p text:style-name="P1"><text:span text:style-name="T1">frame1 =</text:span></text:p>
          <text:p text:style-name="P1"><text:span text:style-name="T1"><text:s/></text:span><text:span text:style-name="T1">frame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4.5cm" svg:height="3cm" svg:x="4.301cm" svg:y="6.901cm">
          <text:p text:style-name="P1"><text:span text:style-name="T1">Buffer nieuw</text:span></text:p>
          <text:p text:style-name="P1"><text:span text:style-name="T1">frame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4.5cm" svg:height="3cm" svg:x="4.302cm" svg:y="2.802cm">
          <text:p text:style-name="P1"><text:span text:style-name="T1">Initialiseer</text:span></text:p>
          <text:p text:style-name="P1"><text:span text:style-name="T1">came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6.552cm" svg:y1="5.802cm" svg:x2="6.551cm" svg:y2="6.901cm" draw:start-shape="id1" draw:start-glue-point="6" draw:end-shape="id2" draw:end-glue-point="4" svg:d="M6552 5802l-1 1099" svg:viewBox="0 0 2 1100">
          <text:p/>
        </draw:connector>
        <draw:connector draw:style-name="gr3" draw:text-style-name="P1" draw:layer="layout" draw:type="line" svg:x1="6.551cm" svg:y1="9.901cm" svg:x2="6.55cm" svg:y2="11cm" draw:start-shape="id2" draw:start-glue-point="6" draw:end-shape="id3" draw:end-glue-point="4" svg:d="M6551 9901l-1 1099" svg:viewBox="0 0 2 1100">
          <text:p/>
        </draw:connector>
        <draw:connector draw:style-name="gr3" draw:text-style-name="P1" draw:layer="layout" draw:type="line" svg:x1="8.8cm" svg:y1="12.5cm" svg:x2="10.3cm" svg:y2="12.5cm" draw:start-shape="id3" draw:start-glue-point="7" draw:end-shape="id4" draw:end-glue-point="5" svg:d="M8800 12500h1500" svg:viewBox="0 0 1501 1">
          <text:p/>
        </draw:connector>
        <draw:connector draw:style-name="gr3" draw:text-style-name="P1" draw:layer="layout" draw:type="line" svg:x1="14.8cm" svg:y1="12.5cm" svg:x2="16.3cm" svg:y2="12.5cm" draw:start-shape="id4" draw:start-glue-point="7" draw:end-shape="id5" draw:end-glue-point="5" svg:d="M14800 12500h1500" svg:viewBox="0 0 1501 1">
          <text:p/>
        </draw:connector>
        <draw:connector draw:style-name="gr3" draw:text-style-name="P1" draw:layer="layout" draw:type="line" svg:x1="20.8cm" svg:y1="12.5cm" svg:x2="22.3cm" svg:y2="12.5cm" draw:start-shape="id5" draw:start-glue-point="7" draw:end-shape="id6" draw:end-glue-point="5" svg:d="M20800 12500h1500" svg:viewBox="0 0 1501 1">
          <text:p/>
        </draw:connector>
        <draw:connector draw:style-name="gr3" draw:text-style-name="P1" draw:layer="layout" draw:type="line" svg:x1="26.8cm" svg:y1="12.5cm" svg:x2="28.3cm" svg:y2="12.5cm" draw:start-shape="id6" draw:start-glue-point="7" draw:end-shape="id7" draw:end-glue-point="5" svg:d="M26800 12500h1500" svg:viewBox="0 0 1501 1">
          <text:p/>
        </draw:connector>
        <draw:connector draw:style-name="gr3" draw:text-style-name="P1" draw:layer="layout" draw:type="curve" draw:line-skew="2.356cm 6.5cm -1.975cm" svg:x1="32.8cm" svg:y1="12.5cm" svg:x2="4.3cm" svg:y2="12.5cm" draw:start-shape="id7" draw:start-glue-point="7" draw:end-shape="id3" draw:end-glue-point="5" svg:d="M32800 12500c4285 0 2857 4500-14059 4500s-18153-4500-14441-4500" svg:viewBox="0 0 32270 4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17:22:42.074000000</meta:creation-date>
    <dc:date>2015-05-21T17:35:32.174000000</dc:date>
    <meta:editing-duration>PT12M50S</meta:editing-duration>
    <meta:editing-cycles>1</meta:editing-cycles>
    <meta:document-statistic meta:object-count="14"/>
    <meta:generator>LibreOffice/4.3.4.1$Windows_x86 LibreOffice_project/bc356b2f991740509f321d70e4512a6a54c5f243</meta:generator>
  </office:meta>
</office:document-meta>
</file>